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Dashed" draw:marker-start="Arrow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cm" svg:height="2.4cm" svg:x="7.6cm" svg:y="2.5cm">
          <text:p text:style-name="P1">Dépôt Centr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8cm" svg:y1="9.4cm" svg:x2="10.5cm" svg:y2="4.9cm" draw:start-shape="id1" draw:start-glue-point="4" draw:end-shape="id2" draw:end-glue-point="6" svg:d="m16800 9400-6300-4500" svg:viewBox="0 0 6301 4501">
          <text:p/>
        </draw:connector>
        <draw:custom-shape draw:style-name="gr3" draw:text-style-name="P1" xml:id="id1" draw:id="id1" draw:layer="layout" svg:width="4.8cm" svg:height="2.3cm" svg:x="14.4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9cm" svg:y1="9.4cm" svg:x2="10.5cm" svg:y2="4.9cm" draw:start-shape="id3" draw:start-glue-point="4" draw:end-shape="id2" draw:end-glue-point="6" svg:d="m4900 9400 5600-4500" svg:viewBox="0 0 5601 4501">
          <text:p/>
        </draw:connector>
        <draw:custom-shape draw:style-name="gr3" draw:text-style-name="P1" xml:id="id3" draw:id="id3" draw:layer="layout" svg:width="4.8cm" svg:height="2.3cm" svg:x="2.5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8cm" svg:height="2.3cm" svg:x="8.2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4.9cm" svg:x2="10.6cm" svg:y2="9.4cm" draw:start-shape="id2" draw:start-glue-point="6" draw:end-shape="id4" draw:end-glue-point="4" svg:d="m10500 4900 100 4500" svg:viewBox="0 0 101 4501">
          <text:p/>
        </draw:connector>
      </draw:page>
      <draw:page draw:name="page2" draw:style-name="dp1" draw:master-page-name="Default">
        <draw:custom-shape draw:style-name="gr1" draw:text-style-name="P1" xml:id="id12" draw:id="id12" draw:layer="layout" svg:width="5.8cm" svg:height="2.4cm" svg:x="3.9cm" svg:y="3.2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4.8cm" svg:height="2.3cm" svg:x="3.4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4.8cm" svg:height="2.3cm" svg:x="8.6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4.8cm" svg:height="2.3cm" svg:x="13.9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4.8cm" svg:height="2.3cm" svg:x="12.9cm" svg:y="3.3cm">
          <text:p text:style-name="P1">Intégr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.2cm" svg:height="1.7cm" svg:x="4.2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3.2cm" svg:height="1.7cm" svg:x="9.4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0" draw:id="id10" draw:layer="layout" svg:width="3.2cm" svg:height="1.7cm" svg:x="14.7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8cm" svg:y1="12.9cm" svg:x2="5.8cm" svg:y2="10.9cm" draw:start-shape="id5" draw:start-glue-point="4" draw:end-shape="id6" draw:end-glue-point="6" svg:d="m5800 12900v-2000" svg:viewBox="0 0 1 2001">
          <text:p/>
        </draw:connector>
        <draw:connector draw:style-name="gr6" draw:text-style-name="P1" draw:layer="layout" draw:type="line" svg:x1="11cm" svg:y1="12.9cm" svg:x2="11cm" svg:y2="10.9cm" draw:start-shape="id7" draw:start-glue-point="4" draw:end-shape="id8" draw:end-glue-point="6" svg:d="m11000 12900v-2000" svg:viewBox="0 0 1 2001">
          <text:p/>
        </draw:connector>
        <draw:connector draw:style-name="gr6" draw:text-style-name="P1" draw:layer="layout" draw:type="line" svg:x1="16.3cm" svg:y1="12.9cm" svg:x2="16.3cm" svg:y2="10.9cm" draw:start-shape="id9" draw:start-glue-point="4" draw:end-shape="id10" draw:end-glue-point="6" svg:d="m16300 12900v-2000" svg:viewBox="0 0 1 2001">
          <text:p/>
        </draw:connector>
        <draw:connector draw:style-name="gr6" draw:text-style-name="P1" draw:layer="layout" draw:type="line" svg:x1="12.9cm" svg:y1="4.45cm" svg:x2="9.7cm" svg:y2="4.4cm" draw:start-shape="id11" draw:start-glue-point="5" draw:end-shape="id12" svg:d="m12900 4450-3200-50" svg:viewBox="0 0 3201 51">
          <text:p/>
        </draw:connector>
        <draw:connector draw:style-name="gr7" draw:text-style-name="P1" draw:layer="layout" draw:type="line" svg:x1="6.8cm" svg:y1="5.6cm" svg:x2="5.8cm" svg:y2="9.2cm" draw:start-shape="id12" draw:start-glue-point="6" draw:end-shape="id6" svg:d="m6800 5600-1000 3600" svg:viewBox="0 0 1001 3601">
          <text:p/>
        </draw:connector>
        <draw:connector draw:style-name="gr7" draw:text-style-name="P1" draw:layer="layout" draw:type="line" svg:x1="6.8cm" svg:y1="5.6cm" svg:x2="16.3cm" svg:y2="9.2cm" draw:start-shape="id12" draw:start-glue-point="6" draw:end-shape="id10" draw:end-glue-point="4" svg:d="m6800 5600 9500 3600" svg:viewBox="0 0 9501 3601">
          <text:p/>
        </draw:connector>
        <draw:connector draw:style-name="gr7" draw:text-style-name="P1" draw:layer="layout" draw:type="line" svg:x1="7.4cm" svg:y1="10.05cm" svg:x2="9.4cm" svg:y2="10.05cm" draw:start-shape="id6" draw:start-glue-point="7" draw:end-shape="id8" draw:end-glue-point="5" svg:d="m7400 10050h2000" svg:viewBox="0 0 2001 1">
          <text:p/>
        </draw:connector>
        <draw:connector draw:style-name="gr8" draw:text-style-name="P1" draw:layer="layout" draw:type="line" svg:x1="11cm" svg:y1="9.2cm" svg:x2="15.3cm" svg:y2="5.6cm" draw:start-shape="id8" draw:start-glue-point="4" draw:end-shape="id11" draw:end-glue-point="6" svg:d="m11000 9200 4300-3600" svg:viewBox="0 0 4301 3601">
          <text:p/>
        </draw:connector>
        <draw:connector draw:style-name="gr8" draw:text-style-name="P1" draw:layer="layout" draw:type="line" svg:x1="16.3cm" svg:y1="9.2cm" svg:x2="15.3cm" svg:y2="5.6cm" draw:start-shape="id10" draw:start-glue-point="4" draw:end-shape="id11" draw:end-glue-point="6" svg:d="m16300 9200-1000-3600" svg:viewBox="0 0 1001 3601">
          <text:p/>
        </draw:connector>
        <draw:connector draw:style-name="gr7" draw:text-style-name="P1" draw:layer="layout" draw:type="line" svg:x1="6.8cm" svg:y1="5.6cm" svg:x2="11cm" svg:y2="9.2cm" draw:start-shape="id12" draw:start-glue-point="6" draw:end-shape="id8" draw:end-glue-point="4" svg:d="m6800 5600 4200 3600" svg:viewBox="0 0 4201 3601">
          <text:p/>
        </draw:connector>
      </draw:page>
      <draw:page draw:name="page3" draw:style-name="dp1" draw:master-page-name="Default">
        <draw:custom-shape draw:style-name="gr1" draw:text-style-name="P1" xml:id="id14" draw:id="id14" draw:layer="layout" svg:width="5.8cm" svg:height="2.4cm" svg:x="5.7cm" svg:y="1.4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3" draw:id="id13" draw:layer="layout" svg:width="4.8cm" svg:height="2.3cm" svg:x="1.3cm" svg:y="7.5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5" draw:id="id15" draw:layer="layout" svg:width="4.8cm" svg:height="2.3cm" svg:x="10.6cm" svg:y="7.5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3.7cm" svg:y1="7.5cm" svg:x2="8.6cm" svg:y2="3.8cm" draw:start-shape="id13" draw:start-glue-point="4" draw:end-shape="id14" draw:end-glue-point="6" svg:d="m3700 7500 4900-3700" svg:viewBox="0 0 4901 3701">
          <text:p/>
        </draw:connector>
        <draw:connector draw:style-name="gr6" draw:text-style-name="P1" draw:layer="layout" draw:type="line" svg:x1="13cm" svg:y1="7.5cm" svg:x2="8.6cm" svg:y2="3.8cm" draw:start-shape="id15" draw:start-glue-point="4" draw:end-shape="id14" draw:end-glue-point="6" svg:d="m13000 7500-4400-3700" svg:viewBox="0 0 4401 3701">
          <text:p/>
        </draw:connector>
      </draw:page>
      <draw:page draw:name="page4" draw:style-name="dp1" draw:master-page-name="Default">
        <draw:custom-shape draw:style-name="gr1" draw:text-style-name="P1" xml:id="id17" draw:id="id17" draw:layer="layout" svg:width="5.8cm" svg:height="2.4cm" svg:x="5.9cm" svg:y="1.6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6" draw:id="id16" draw:layer="layout" svg:width="4.8cm" svg:height="2.3cm" svg:x="2cm" svg:y="8.3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8" draw:id="id18" draw:layer="layout" svg:width="4.8cm" svg:height="2.3cm" svg:x="7.8cm" svg:y="8.3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4.4cm" svg:y1="8.3cm" svg:x2="8.8cm" svg:y2="4cm" draw:start-shape="id16" draw:start-glue-point="4" draw:end-shape="id17" draw:end-glue-point="6" svg:d="m4400 8300 4400-4300" svg:viewBox="0 0 4401 4301">
          <text:p/>
        </draw:connector>
        <draw:connector draw:style-name="gr6" draw:text-style-name="P1" draw:layer="layout" draw:type="line" svg:x1="10.2cm" svg:y1="8.3cm" svg:x2="8.8cm" svg:y2="4cm" draw:start-shape="id18" draw:start-glue-point="4" draw:end-shape="id17" draw:end-glue-point="6" svg:d="m10200 8300-1400-4300" svg:viewBox="0 0 1401 4301">
          <text:p/>
        </draw:connector>
        <draw:custom-shape draw:style-name="gr3" draw:text-style-name="P1" xml:id="id19" draw:id="id19" draw:layer="layout" svg:width="4.8cm" svg:height="2.3cm" svg:x="13.5cm" svg:y="8.3cm">
          <text:p text:style-name="P1">Èv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0" draw:id="id20" draw:layer="layout" svg:width="5.2cm" svg:height="1.7cm" svg:x="13.3cm" svg:y="4cm">
          <text:p text:style-name="P1">Dépôt public</text:p>
          <text:p text:style-name="P1"><text:span text:style-name="T2">github.com/ev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5.9cm" svg:y1="8.3cm" svg:x2="15.9cm" svg:y2="5.7cm" draw:start-shape="id19" draw:start-glue-point="4" draw:end-shape="id20" draw:end-glue-point="6" svg:d="m15900 8300v-2600" svg:viewBox="0 0 1 2601">
          <text:p/>
        </draw:connector>
        <draw:connector draw:style-name="gr8" draw:text-style-name="P1" draw:layer="layout" draw:type="line" svg:x1="11.7cm" svg:y1="2.8cm" svg:x2="15.9cm" svg:y2="4cm" draw:start-shape="id17" draw:end-shape="id20" draw:end-glue-point="4" svg:d="m11700 2800 4200 1200" svg:viewBox="0 0 420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10:06:16.221000000</meta:creation-date>
    <dc:date>2014-03-26T16:45:24.297000000</dc:date>
    <meta:editing-duration>PT3H58M47S</meta:editing-duration>
    <meta:editing-cycles>7</meta:editing-cycles>
    <meta:generator>LibreOffice/4.1.5.3$Windows_x86 LibreOffice_project/1c1366bba2ba2b554cd2ca4d87c06da81c05d24</meta:generator>
    <meta:document-statistic meta:object-count="39"/>
  </office:meta>
</office:document-meta>
</file>